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7000001A4CE0EBC03C6258147.png" manifest:media-type="image/png"/>
  <manifest:file-entry manifest:full-path="Pictures/10000201000001C8000001C86E2756C27625A186.png" manifest:media-type="image/png"/>
  <manifest:file-entry manifest:full-path="Pictures/10000000000002A3000001021C3BC2C4E0D7859F.jpg" manifest:media-type="image/jpeg"/>
  <manifest:file-entry manifest:full-path="Pictures/10000201000000990000003D6F0922BDBEA2BD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8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8cm" svg:x="1.4cm" svg:y="7.5cm" presentation:class="title" presentation:user-transformed="true">
          <draw:text-box>
            <text:p>Prénom Nom</text:p>
          </draw:text-box>
        </draw:frame>
        <draw:frame draw:style-name="gr1" draw:text-style-name="P1" draw:layer="layout" svg:width="19.24cm" svg:height="7.35cm" svg:x="4.38cm" svg:y="0.05cm">
          <draw:image xlink:href="Pictures/10000000000002A3000001021C3BC2C4E0D7859F.jpg" xlink:type="simple" xlink:show="embed" xlink:actuate="onLoad" loext:mime-type="image/jpeg">
            <text:p/>
          </draw:image>
        </draw:frame>
        <draw:frame draw:style-name="gr1" draw:text-style-name="P1" draw:layer="layout" svg:width="4.656cm" svg:height="1.862cm" svg:x="4.6cm" svg:y="13.55cm">
          <draw:image xlink:href="Pictures/10000201000000990000003D6F0922BDBEA2BD12.png" xlink:type="simple" xlink:show="embed" xlink:actuate="onLoad" loext:mime-type="image/png">
            <text:p/>
          </draw:image>
        </draw:frame>
        <draw:frame draw:style-name="gr1" draw:text-style-name="P1" draw:layer="layout" svg:width="4.605cm" svg:height="2.263cm" svg:x="11.7cm" svg:y="13.14cm">
          <draw:image xlink:href="Pictures/1000020100000357000001A4CE0EBC03C6258147.png" xlink:type="simple" xlink:show="embed" xlink:actuate="onLoad" loext:mime-type="image/png">
            <text:p/>
          </draw:image>
        </draw:frame>
        <draw:frame draw:style-name="gr1" draw:text-style-name="P1" draw:layer="layout" svg:width="2.2cm" svg:height="2.2cm" svg:x="19.9cm" svg:y="13.19cm">
          <draw:image xlink:href="Pictures/10000201000001C8000001C86E2756C27625A1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43:53.136232462</meta:creation-date>
    <dc:date>2020-09-08T18:38:13.374159972</dc:date>
    <meta:editing-duration>PT8M52S</meta:editing-duration>
    <meta:editing-cycles>5</meta:editing-cycles>
    <meta:generator>LibreOffice/6.1.5.2$Linux_X86_64 LibreOffice_project/10$Build-2</meta:generator>
    <dc:creator>olivier </dc:creator>
    <meta:document-statistic meta:object-count="28"/>
  </office:meta>
</office:document-meta>
</file>